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none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none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0" style:family="paragraph" style:parent-style-name="Standard" style:list-style-name="L6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 style:list-style-name="L8">
      <style:paragraph-properties fo:text-align="start" style:justify-single-word="false"/>
    </style:style>
    <style:style style:name="P13" style:family="paragraph" style:parent-style-name="Standard" style:list-style-name="L9">
      <style:paragraph-properties fo:text-align="start" style:justify-single-word="false"/>
    </style:style>
    <style:style style:name="T1" style:family="text">
      <style:text-properties fo:font-size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8pt" style:text-underline-style="none" style:font-size-asian="18pt" style:font-size-complex="18pt"/>
    </style:style>
    <style:style style:name="T4" style:family="text">
      <style:text-properties style:text-underline-style="none"/>
    </style:style>
    <style:style style:name="T5" style:family="text">
      <style:text-properties style:font-size-asian="12pt"/>
    </style:style>
    <style:style style:name="T6" style:family="text">
      <style:text-properties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F1.1 Registrering av Båtplats</text:p>
      <text:p text:style-name="P4"/>
      <text:p text:style-name="P4">En kund vill registrera en båtplats och pratar med sekreteraren om möjliga platser.</text:p>
      <text:p text:style-name="P4"/>
      <text:p text:style-name="P1">Primär aktör</text:p>
      <text:p text:style-name="P4">Kund</text:p>
      <text:p text:style-name="P4"/>
      <text:p text:style-name="P1">Sekundär Aktör</text:p>
      <text:p text:style-name="P4">Kassör: Ser till att kundens medlemsavgift är betald.</text:p>
      <text:p text:style-name="P4"/>
      <text:p text:style-name="P1">Offstage Aktör</text:p>
      <text:p text:style-name="P4">Svenskt båtregister.</text:p>
      <text:p text:style-name="P4"/>
      <text:p text:style-name="P1">Förkrav</text:p>
      <text:p text:style-name="P4">Medlem av båtklubben.</text:p>
      <text:p text:style-name="P4"/>
      <text:p text:style-name="P3">Efterkrav</text:p>
      <text:p text:style-name="P4">En fortsatt betalning av medlemsavgiften.</text:p>
      <text:p text:style-name="P4"/>
      <text:p text:style-name="P1">Huvudscenario</text:p>
      <text:list xml:id="list34441123" text:style-name="L1">
        <text:list-item>
          <text:list>
            <text:list-item>
              <text:list>
                <text:list-item>
                  <text:p text:style-name="P5">Påbörjas när kunden vill registrera sin båtplats.</text:p>
                </text:list-item>
              </text:list>
            </text:list-item>
          </text:list>
        </text:list-item>
      </text:list>
      <text:list xml:id="list34428234" text:style-name="L2">
        <text:list-item>
          <text:list>
            <text:list-item>
              <text:list>
                <text:list-item>
                  <text:p text:style-name="P6">Systemet kollar ifall medlemsavgiften är betalad(Aktiv medlem).</text:p>
                </text:list-item>
              </text:list>
            </text:list-item>
          </text:list>
        </text:list-item>
      </text:list>
      <text:list xml:id="list34440456" text:style-name="L3">
        <text:list-item>
          <text:list>
            <text:list-item>
              <text:list>
                <text:list-item>
                  <text:p text:style-name="P7">Systemet presenterar båtplatserna samt deras status</text:p>
                </text:list-item>
              </text:list>
            </text:list-item>
          </text:list>
        </text:list-item>
      </text:list>
      <text:list xml:id="list34417595" text:style-name="L4">
        <text:list-item>
          <text:list>
            <text:list-item>
              <text:list>
                <text:list-item>
                  <text:p text:style-name="P8">Kunden väljer vilken av de lediga båtplatserna han/hon är intresserad av.</text:p>
                </text:list-item>
              </text:list>
            </text:list-item>
          </text:list>
        </text:list-item>
      </text:list>
      <text:list xml:id="list34435919" text:style-name="L5">
        <text:list-item>
          <text:list>
            <text:list-item>
              <text:list>
                <text:list-item>
                  <text:p text:style-name="P9">Systemet markerar platsen och ber om kundens ska bekräfta platsen.</text:p>
                </text:list-item>
              </text:list>
            </text:list-item>
          </text:list>
        </text:list-item>
      </text:list>
      <text:list xml:id="list34417326" text:style-name="L6">
        <text:list-item>
          <text:list>
            <text:list-item>
              <text:list>
                <text:list-item>
                  <text:p text:style-name="P10">Systemet registrerar kundens ID på den valda båtplatsen.</text:p>
                </text:list-item>
              </text:list>
            </text:list-item>
          </text:list>
        </text:list-item>
      </text:list>
      <text:p text:style-name="P4"/>
      <text:p text:style-name="P11"><text:span text:style-name="T3">Alternativa Scenarios</text:span></text:p>
      <text:p text:style-name="P11"><text:span text:style-name="T2"/></text:p>
      <text:p text:style-name="P11"><text:span text:style-name="T2"><text:tab/>2a Systemet svarar med ett felmeddelande.</text:span></text:p>
      <text:p text:style-name="P11"><text:span text:style-name="T2"><text:tab/><text:tab/>1. Kundens medlemskap är inaktivt.</text:span></text:p>
      <text:p text:style-name="P11"><text:span text:style-name="T2"/></text:p>
      <text:p text:style-name="P4"><text:tab/>3a Systemet svarar med ett felmeddelande eller så misslyckades kontakten.</text:p>
      <text:list xml:id="list34491185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<text:span text:style-name="T2">Kunden meddelas att reservering ej är möjlig på grund av teknisk(a) fel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tab/></text:p>
      <text:p text:style-name="P4"><text:tab/>6a Systemet kunde inte registrera kundens ID på båtplatsen</text:p>
      <text:p text:style-name="P4"><text:tab/><text:tab/>1. Registreringen misslyckades pga teknsiska fel och ber kunden att försöka senare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45M10S</meta:editing-duration>
    <meta:editing-cycles>6</meta:editing-cycles>
    <meta:generator>OpenOffice.org/3.3$Win32 OpenOffice.org_project/330m20$Build-9567</meta:generator>
    <dc:date>2013-12-11T14:44:19.65</dc:date>
    <meta:document-statistic meta:table-count="0" meta:image-count="0" meta:object-count="0" meta:page-count="1" meta:paragraph-count="27" meta:word-count="157" meta:character-count="1083"/>
    <meta:user-defined meta:name="Info 1"/>
    <meta:user-defined meta:name="Info 2"/>
    <meta:user-defined meta:name="Info 3"/>
    <meta:user-defined meta:name="Info 4"/>
  </office:meta>
</office:document-meta>
</file>